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3.67mm"/>
    </style:style>
    <style:style style:name="co3" style:family="table-column">
      <style:table-column-properties fo:break-before="auto" style:column-width="7.46mm"/>
    </style:style>
    <style:style style:name="co4" style:family="table-column">
      <style:table-column-properties fo:break-before="auto" style:column-width="126.96mm"/>
    </style:style>
    <style:style style:name="co5" style:family="table-column">
      <style:table-column-properties fo:break-before="auto" style:column-width="10.78mm"/>
    </style:style>
    <style:style style:name="co6" style:family="table-column">
      <style:table-column-properties fo:break-before="auto" style:column-width="9.4mm"/>
    </style:style>
    <style:style style:name="co7" style:family="table-column">
      <style:table-column-properties fo:break-before="auto" style:column-width="52.44mm"/>
    </style:style>
    <style:style style:name="co8" style:family="table-column">
      <style:table-column-properties fo:break-before="auto" style:column-width="32.61mm"/>
    </style:style>
    <style:style style:name="co10" style:family="table-column">
      <style:table-column-properties fo:break-before="auto" style:column-width="28.52mm"/>
    </style:style>
    <style:style style:name="co11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/>
    </style:style>
    <style:style style:name="ce7" style:family="table-cell" style:parent-style-name="Default">
      <style:text-properties style:text-underline-style="none"/>
    </style:style>
    <style:style style:name="ce8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/>
    <style:style style:name="ce10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e6e6ff"/>
      <style:text-properties style:text-underline-style="none"/>
    </style:style>
    <style:style style:name="ce14" style:family="table-cell" style:parent-style-name="Default">
      <style:table-cell-properties fo:background-color="#e6e6ff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</office:automatic-styles>
  <office:body>
    <office:spreadsheet>
      <table:tracked-changes>
        <table:insertion table:id="ct1" table:acceptance-state="accepted" table:type="row" table:position="326" table:count="97" table:table="0">
          <office:change-info>
            <dc:creator> </dc:creator>
            <dc:date>2018-01-22T15:52:58.332000000</dc:date>
          </office:change-info>
          <table:dependencies>
            <table:dependency table:id="ct556"/>
            <table:dependency table:id="ct555"/>
            <table:dependency table:id="ct554"/>
            <table:dependency table:id="ct553"/>
            <table:dependency table:id="ct552"/>
            <table:dependency table:id="ct551"/>
            <table:dependency table:id="ct550"/>
            <table:dependency table:id="ct549"/>
            <table:dependency table:id="ct548"/>
            <table:dependency table:id="ct547"/>
            <table:dependency table:id="ct546"/>
            <table:dependency table:id="ct545"/>
            <table:dependency table:id="ct544"/>
            <table:dependency table:id="ct543"/>
            <table:dependency table:id="ct542"/>
            <table:dependency table:id="ct541"/>
            <table:dependency table:id="ct540"/>
            <table:dependency table:id="ct539"/>
            <table:dependency table:id="ct538"/>
            <table:dependency table:id="ct537"/>
            <table:dependency table:id="ct536"/>
            <table:dependency table:id="ct535"/>
            <table:dependency table:id="ct534"/>
            <table:dependency table:id="ct533"/>
            <table:dependency table:id="ct532"/>
            <table:dependency table:id="ct531"/>
            <table:dependency table:id="ct530"/>
            <table:dependency table:id="ct529"/>
            <table:dependency table:id="ct528"/>
            <table:dependency table:id="ct527"/>
            <table:dependency table:id="ct526"/>
            <table:dependency table:id="ct525"/>
            <table:dependency table:id="ct524"/>
            <table:dependency table:id="ct523"/>
            <table:dependency table:id="ct522"/>
            <table:dependency table:id="ct521"/>
            <table:dependency table:id="ct520"/>
            <table:dependency table:id="ct519"/>
            <table:dependency table:id="ct518"/>
            <table:dependency table:id="ct517"/>
            <table:dependency table:id="ct516"/>
            <table:dependency table:id="ct515"/>
            <table:dependency table:id="ct514"/>
            <table:dependency table:id="ct513"/>
            <table:dependency table:id="ct512"/>
            <table:dependency table:id="ct511"/>
            <table:dependency table:id="ct510"/>
            <table:dependency table:id="ct509"/>
            <table:dependency table:id="ct508"/>
            <table:dependency table:id="ct507"/>
            <table:dependency table:id="ct506"/>
            <table:dependency table:id="ct505"/>
            <table:dependency table:id="ct504"/>
            <table:dependency table:id="ct503"/>
            <table:dependency table:id="ct502"/>
            <table:dependency table:id="ct501"/>
            <table:dependency table:id="ct500"/>
            <table:dependency table:id="ct499"/>
            <table:dependency table:id="ct498"/>
            <table:dependency table:id="ct497"/>
            <table:dependency table:id="ct496"/>
            <table:dependency table:id="ct495"/>
            <table:dependency table:id="ct494"/>
            <table:dependency table:id="ct493"/>
            <table:dependency table:id="ct492"/>
            <table:dependency table:id="ct491"/>
            <table:dependency table:id="ct490"/>
            <table:dependency table:id="ct489"/>
            <table:dependency table:id="ct488"/>
            <table:dependency table:id="ct487"/>
            <table:dependency table:id="ct486"/>
            <table:dependency table:id="ct485"/>
            <table:dependency table:id="ct484"/>
            <table:dependency table:id="ct483"/>
            <table:dependency table:id="ct482"/>
            <table:dependency table:id="ct481"/>
            <table:dependency table:id="ct480"/>
            <table:dependency table:id="ct479"/>
            <table:dependency table:id="ct478"/>
            <table:dependency table:id="ct477"/>
            <table:dependency table:id="ct476"/>
            <table:dependency table:id="ct475"/>
            <table:dependency table:id="ct474"/>
            <table:dependency table:id="ct473"/>
            <table:dependency table:id="ct472"/>
            <table:dependency table:id="ct471"/>
            <table:dependency table:id="ct470"/>
            <table:dependency table:id="ct469"/>
            <table:dependency table:id="ct468"/>
            <table:dependency table:id="ct467"/>
            <table:dependency table:id="ct466"/>
            <table:dependency table:id="ct465"/>
            <table:dependency table:id="ct464"/>
            <table:dependency table:id="ct463"/>
            <table:dependency table:id="ct462"/>
            <table:dependency table:id="ct461"/>
            <table:dependency table:id="ct460"/>
            <table:dependency table:id="ct459"/>
            <table:dependency table:id="ct458"/>
            <table:dependency table:id="ct457"/>
            <table:dependency table:id="ct456"/>
            <table:dependency table:id="ct455"/>
            <table:dependency table:id="ct454"/>
            <table:dependency table:id="ct453"/>
            <table:dependency table:id="ct452"/>
            <table:dependency table:id="ct451"/>
            <table:dependency table:id="ct450"/>
            <table:dependency table:id="ct449"/>
            <table:dependency table:id="ct448"/>
            <table:dependency table:id="ct447"/>
            <table:dependency table:id="ct446"/>
            <table:dependency table:id="ct445"/>
            <table:dependency table:id="ct444"/>
            <table:dependency table:id="ct443"/>
            <table:dependency table:id="ct442"/>
            <table:dependency table:id="ct441"/>
            <table:dependency table:id="ct440"/>
            <table:dependency table:id="ct439"/>
            <table:dependency table:id="ct438"/>
            <table:dependency table:id="ct437"/>
            <table:dependency table:id="ct436"/>
            <table:dependency table:id="ct435"/>
            <table:dependency table:id="ct434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4"/>
            <table:dependency table:id="ct423"/>
            <table:dependency table:id="ct422"/>
            <table:dependency table:id="ct421"/>
            <table:dependency table:id="ct420"/>
            <table:dependency table:id="ct419"/>
            <table:dependency table:id="ct418"/>
            <table:dependency table:id="ct417"/>
            <table:dependency table:id="ct416"/>
            <table:dependency table:id="ct415"/>
            <table:dependency table:id="ct414"/>
            <table:dependency table:id="ct413"/>
            <table:dependency table:id="ct412"/>
            <table:dependency table:id="ct411"/>
            <table:dependency table:id="ct410"/>
            <table:dependency table:id="ct409"/>
            <table:dependency table:id="ct408"/>
            <table:dependency table:id="ct407"/>
            <table:dependency table:id="ct406"/>
            <table:dependency table:id="ct405"/>
            <table:dependency table:id="ct404"/>
            <table:dependency table:id="ct403"/>
            <table:dependency table:id="ct402"/>
            <table:dependency table:id="ct401"/>
            <table:dependency table:id="ct400"/>
            <table:dependency table:id="ct399"/>
            <table:dependency table:id="ct398"/>
            <table:dependency table:id="ct397"/>
            <table:dependency table:id="ct396"/>
            <table:dependency table:id="ct395"/>
            <table:dependency table:id="ct394"/>
            <table:dependency table:id="ct393"/>
            <table:dependency table:id="ct392"/>
            <table:dependency table:id="ct391"/>
            <table:dependency table:id="ct390"/>
            <table:dependency table:id="ct389"/>
            <table:dependency table:id="ct388"/>
            <table:dependency table:id="ct387"/>
            <table:dependency table:id="ct386"/>
            <table:dependency table:id="ct385"/>
            <table:dependency table:id="ct384"/>
            <table:dependency table:id="ct383"/>
            <table:dependency table:id="ct382"/>
            <table:dependency table:id="ct381"/>
            <table:dependency table:id="ct380"/>
            <table:dependency table:id="ct379"/>
            <table:dependency table:id="ct378"/>
            <table:dependency table:id="ct377"/>
            <table:dependency table:id="ct376"/>
            <table:dependency table:id="ct375"/>
            <table:dependency table:id="ct374"/>
            <table:dependency table:id="ct373"/>
            <table:dependency table:id="ct372"/>
            <table:dependency table:id="ct371"/>
            <table:dependency table:id="ct370"/>
            <table:dependency table:id="ct369"/>
            <table:dependency table:id="ct368"/>
            <table:dependency table:id="ct367"/>
            <table:dependency table:id="ct366"/>
            <table:dependency table:id="ct365"/>
            <table:dependency table:id="ct364"/>
            <table:dependency table:id="ct363"/>
            <table:dependency table:id="ct362"/>
            <table:dependency table:id="ct361"/>
            <table:dependency table:id="ct360"/>
            <table:dependency table:id="ct359"/>
            <table:dependency table:id="ct358"/>
            <table:dependency table:id="ct357"/>
            <table:dependency table:id="ct356"/>
            <table:dependency table:id="ct355"/>
            <table:dependency table:id="ct354"/>
            <table:dependency table:id="ct353"/>
            <table:dependency table:id="ct352"/>
            <table:dependency table:id="ct351"/>
            <table:dependency table:id="ct350"/>
            <table:dependency table:id="ct349"/>
            <table:dependency table:id="ct348"/>
            <table:dependency table:id="ct347"/>
            <table:dependency table:id="ct346"/>
            <table:dependency table:id="ct345"/>
            <table:dependency table:id="ct344"/>
            <table:dependency table:id="ct343"/>
            <table:dependency table:id="ct342"/>
            <table:dependency table:id="ct341"/>
            <table:dependency table:id="ct340"/>
            <table:dependency table:id="ct339"/>
            <table:dependency table:id="ct338"/>
            <table:dependency table:id="ct337"/>
            <table:dependency table:id="ct336"/>
            <table:dependency table:id="ct335"/>
            <table:dependency table:id="ct334"/>
            <table:dependency table:id="ct333"/>
            <table:dependency table:id="ct332"/>
            <table:dependency table:id="ct331"/>
            <table:dependency table:id="ct330"/>
            <table:dependency table:id="ct329"/>
            <table:dependency table:id="ct328"/>
            <table:dependency table:id="ct327"/>
            <table:dependency table:id="ct326"/>
            <table:dependency table:id="ct325"/>
            <table:dependency table:id="ct324"/>
            <table:dependency table:id="ct323"/>
            <table:dependency table:id="ct322"/>
            <table:dependency table:id="ct321"/>
            <table:dependency table:id="ct320"/>
            <table:dependency table:id="ct319"/>
            <table:dependency table:id="ct318"/>
            <table:dependency table:id="ct317"/>
            <table:dependency table:id="ct316"/>
            <table:dependency table:id="ct315"/>
            <table:dependency table:id="ct314"/>
            <table:dependency table:id="ct313"/>
            <table:dependency table:id="ct312"/>
            <table:dependency table:id="ct311"/>
            <table:dependency table:id="ct310"/>
            <table:dependency table:id="ct309"/>
            <table:dependency table:id="ct308"/>
            <table:dependency table:id="ct307"/>
            <table:dependency table:id="ct306"/>
            <table:dependency table:id="ct305"/>
            <table:dependency table:id="ct304"/>
            <table:dependency table:id="ct303"/>
            <table:dependency table:id="ct302"/>
            <table:dependency table:id="ct301"/>
            <table:dependency table:id="ct300"/>
            <table:dependency table:id="ct299"/>
            <table:dependency table:id="ct298"/>
            <table:dependency table:id="ct297"/>
            <table:dependency table:id="ct296"/>
            <table:dependency table:id="ct295"/>
            <table:dependency table:id="ct294"/>
            <table:dependency table:id="ct293"/>
            <table:dependency table:id="ct292"/>
            <table:dependency table:id="ct291"/>
            <table:dependency table:id="ct290"/>
            <table:dependency table:id="ct289"/>
            <table:dependency table:id="ct288"/>
            <table:dependency table:id="ct287"/>
            <table:dependency table:id="ct286"/>
            <table:dependency table:id="ct285"/>
            <table:dependency table:id="ct284"/>
            <table:dependency table:id="ct283"/>
            <table:dependency table:id="ct282"/>
            <table:dependency table:id="ct281"/>
            <table:dependency table:id="ct280"/>
            <table:dependency table:id="ct279"/>
            <table:dependency table:id="ct278"/>
            <table:dependency table:id="ct277"/>
            <table:dependency table:id="ct276"/>
            <table:dependency table:id="ct275"/>
            <table:dependency table:id="ct274"/>
            <table:dependency table:id="ct273"/>
            <table:dependency table:id="ct272"/>
            <table:dependency table:id="ct271"/>
            <table:dependency table:id="ct270"/>
            <table:dependency table:id="ct269"/>
            <table:dependency table:id="ct268"/>
            <table:dependency table:id="ct267"/>
            <table:dependency table:id="ct266"/>
            <table:dependency table:id="ct265"/>
            <table:dependency table:id="ct264"/>
            <table:dependency table:id="ct263"/>
            <table:dependency table:id="ct262"/>
            <table:dependency table:id="ct261"/>
            <table:dependency table:id="ct260"/>
            <table:dependency table:id="ct259"/>
            <table:dependency table:id="ct258"/>
            <table:dependency table:id="ct257"/>
            <table:dependency table:id="ct256"/>
            <table:dependency table:id="ct255"/>
            <table:dependency table:id="ct254"/>
            <table:dependency table:id="ct253"/>
            <table:dependency table:id="ct252"/>
            <table:dependency table:id="ct251"/>
            <table:dependency table:id="ct250"/>
            <table:dependency table:id="ct249"/>
            <table:dependency table:id="ct248"/>
            <table:dependency table:id="ct247"/>
            <table:dependency table:id="ct246"/>
            <table:dependency table:id="ct245"/>
            <table:dependency table:id="ct244"/>
            <table:dependency table:id="ct243"/>
            <table:dependency table:id="ct242"/>
            <table:dependency table:id="ct241"/>
            <table:dependency table:id="ct240"/>
            <table:dependency table:id="ct239"/>
            <table:dependency table:id="ct238"/>
            <table:dependency table:id="ct237"/>
            <table:dependency table:id="ct236"/>
            <table:dependency table:id="ct235"/>
            <table:dependency table:id="ct234"/>
            <table:dependency table:id="ct233"/>
            <table:dependency table:id="ct232"/>
            <table:dependency table:id="ct231"/>
            <table:dependency table:id="ct230"/>
            <table:dependency table:id="ct229"/>
            <table:dependency table:id="ct228"/>
            <table:dependency table:id="ct227"/>
            <table:dependency table:id="ct226"/>
            <table:dependency table:id="ct225"/>
            <table:dependency table:id="ct224"/>
            <table:dependency table:id="ct223"/>
            <table:dependency table:id="ct222"/>
            <table:dependency table:id="ct221"/>
            <table:dependency table:id="ct220"/>
            <table:dependency table:id="ct219"/>
            <table:dependency table:id="ct218"/>
            <table:dependency table:id="ct217"/>
            <table:dependency table:id="ct216"/>
            <table:dependency table:id="ct215"/>
            <table:dependency table:id="ct214"/>
            <table:dependency table:id="ct213"/>
            <table:dependency table:id="ct212"/>
            <table:dependency table:id="ct211"/>
            <table:dependency table:id="ct210"/>
            <table:dependency table:id="ct209"/>
            <table:dependency table:id="ct208"/>
            <table:dependency table:id="ct207"/>
            <table:dependency table:id="ct206"/>
            <table:dependency table:id="ct205"/>
            <table:dependency table:id="ct204"/>
            <table:dependency table:id="ct203"/>
            <table:dependency table:id="ct202"/>
            <table:dependency table:id="ct201"/>
            <table:dependency table:id="ct200"/>
            <table:dependency table:id="ct199"/>
            <table:dependency table:id="ct198"/>
            <table:dependency table:id="ct197"/>
            <table:dependency table:id="ct196"/>
            <table:dependency table:id="ct195"/>
            <table:dependency table:id="ct194"/>
            <table:dependency table:id="ct193"/>
            <table:dependency table:id="ct192"/>
            <table:dependency table:id="ct191"/>
            <table:dependency table:id="ct190"/>
            <table:dependency table:id="ct189"/>
            <table:dependency table:id="ct188"/>
            <table:dependency table:id="ct187"/>
            <table:dependency table:id="ct186"/>
            <table:dependency table:id="ct185"/>
            <table:dependency table:id="ct184"/>
            <table:dependency table:id="ct183"/>
            <table:dependency table:id="ct182"/>
            <table:dependency table:id="ct181"/>
            <table:dependency table:id="ct180"/>
            <table:dependency table:id="ct179"/>
            <table:dependency table:id="ct178"/>
            <table:dependency table:id="ct177"/>
            <table:dependency table:id="ct176"/>
            <table:dependency table:id="ct175"/>
            <table:dependency table:id="ct174"/>
            <table:dependency table:id="ct173"/>
            <table:dependency table:id="ct172"/>
            <table:dependency table:id="ct171"/>
            <table:dependency table:id="ct170"/>
            <table:dependency table:id="ct169"/>
            <table:dependency table:id="ct168"/>
            <table:dependency table:id="ct167"/>
            <table:dependency table:id="ct166"/>
            <table:dependency table:id="ct165"/>
            <table:dependency table:id="ct164"/>
            <table:dependency table:id="ct163"/>
            <table:dependency table:id="ct162"/>
            <table:dependency table:id="ct161"/>
            <table:dependency table:id="ct160"/>
            <table:dependency table:id="ct159"/>
            <table:dependency table:id="ct158"/>
            <table:dependency table:id="ct157"/>
            <table:dependency table:id="ct156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  <table:dependency table:id="ct149"/>
            <table:dependency table:id="ct148"/>
            <table:dependency table:id="ct147"/>
            <table:dependency table:id="ct146"/>
            <table:dependency table:id="ct145"/>
            <table:dependency table:id="ct144"/>
            <table:dependency table:id="ct143"/>
            <table:dependency table:id="ct142"/>
            <table:dependency table:id="ct141"/>
            <table:dependency table:id="ct140"/>
            <table:dependency table:id="ct139"/>
            <table:dependency table:id="ct138"/>
            <table:dependency table:id="ct137"/>
            <table:dependency table:id="ct136"/>
            <table:dependency table:id="ct135"/>
            <table:dependency table:id="ct134"/>
            <table:dependency table:id="ct133"/>
            <table:dependency table:id="ct132"/>
            <table:dependency table:id="ct131"/>
            <table:dependency table:id="ct130"/>
            <table:dependency table:id="ct129"/>
            <table:dependency table:id="ct128"/>
            <table:dependency table:id="ct127"/>
            <table:dependency table:id="ct126"/>
            <table:dependency table:id="ct125"/>
            <table:dependency table:id="ct124"/>
            <table:dependency table:id="ct123"/>
            <table:dependency table:id="ct122"/>
            <table:dependency table:id="ct121"/>
            <table:dependency table:id="ct120"/>
            <table:dependency table:id="ct119"/>
            <table:dependency table:id="ct118"/>
            <table:dependency table:id="ct117"/>
            <table:dependency table:id="ct116"/>
            <table:dependency table:id="ct115"/>
            <table:dependency table:id="ct114"/>
            <table:dependency table:id="ct113"/>
            <table:dependency table:id="ct112"/>
            <table:dependency table:id="ct111"/>
            <table:dependency table:id="ct110"/>
            <table:dependency table:id="ct109"/>
            <table:dependency table:id="ct108"/>
            <table:dependency table:id="ct107"/>
            <table:dependency table:id="ct106"/>
            <table:dependency table:id="ct105"/>
            <table:dependency table:id="ct104"/>
            <table:dependency table:id="ct103"/>
            <table:dependency table:id="ct102"/>
            <table:dependency table:id="ct101"/>
            <table:dependency table:id="ct100"/>
            <table:dependency table:id="ct99"/>
            <table:dependency table:id="ct98"/>
            <table:dependency table:id="ct97"/>
            <table:dependency table:id="ct96"/>
            <table:dependency table:id="ct95"/>
            <table:dependency table:id="ct94"/>
            <table:dependency table:id="ct93"/>
            <table:dependency table:id="ct92"/>
            <table:dependency table:id="ct91"/>
            <table:dependency table:id="ct90"/>
            <table:dependency table:id="ct89"/>
            <table:dependency table:id="ct88"/>
            <table:dependency table:id="ct87"/>
            <table:dependency table:id="ct86"/>
            <table:dependency table:id="ct85"/>
            <table:dependency table:id="ct84"/>
            <table:dependency table:id="ct83"/>
            <table:dependency table:id="ct82"/>
            <table:dependency table:id="ct81"/>
            <table:dependency table:id="ct80"/>
            <table:dependency table:id="ct79"/>
            <table:dependency table:id="ct78"/>
            <table:dependency table:id="ct77"/>
            <table:dependency table:id="ct76"/>
            <table:dependency table:id="ct75"/>
            <table:dependency table:id="ct74"/>
            <table:dependency table:id="ct73"/>
            <table:dependency table:id="ct72"/>
            <table:dependency table:id="ct71"/>
            <table:dependency table:id="ct70"/>
            <table:dependency table:id="ct69"/>
            <table:dependency table:id="ct68"/>
            <table:dependency table:id="ct67"/>
            <table:dependency table:id="ct66"/>
            <table:dependency table:id="ct65"/>
            <table:dependency table:id="ct64"/>
            <table:dependency table:id="ct63"/>
            <table:dependency table:id="ct62"/>
            <table:dependency table:id="ct61"/>
            <table:dependency table:id="ct60"/>
            <table:dependency table:id="ct59"/>
            <table:dependency table:id="ct58"/>
            <table:dependency table:id="ct57"/>
            <table:dependency table:id="ct56"/>
            <table:dependency table:id="ct55"/>
            <table:dependency table:id="ct54"/>
            <table:dependency table:id="ct53"/>
            <table:dependency table:id="ct52"/>
            <table:dependency table:id="ct51"/>
            <table:dependency table:id="ct50"/>
            <table:dependency table:id="ct49"/>
            <table:dependency table:id="ct48"/>
            <table:dependency table:id="ct47"/>
            <table:dependency table:id="ct46"/>
            <table:dependency table:id="ct45"/>
            <table:dependency table:id="ct44"/>
            <table:dependency table:id="ct43"/>
            <table:dependency table:id="ct42"/>
            <table:dependency table:id="ct41"/>
            <table:dependency table:id="ct40"/>
            <table:dependency table:id="ct39"/>
            <table:dependency table:id="ct38"/>
            <table:dependency table:id="ct37"/>
            <table:dependency table:id="ct36"/>
            <table:dependency table:id="ct35"/>
            <table:dependency table:id="ct34"/>
            <table:dependency table:id="ct33"/>
            <table:dependency table:id="ct32"/>
            <table:dependency table:id="ct31"/>
            <table:dependency table:id="ct30"/>
            <table:dependency table:id="ct29"/>
            <table:dependency table:id="ct28"/>
            <table:dependency table:id="ct27"/>
            <table:dependency table:id="ct26"/>
            <table:dependency table:id="ct25"/>
            <table:dependency table:id="ct24"/>
            <table:dependency table:id="ct23"/>
            <table:dependency table:id="ct22"/>
            <table:dependency table:id="ct21"/>
            <table:dependency table:id="ct20"/>
            <table:dependency table:id="ct19"/>
            <table:dependency table:id="ct18"/>
            <table:dependency table:id="ct17"/>
            <table:dependency table:id="ct16"/>
            <table:dependency table:id="ct15"/>
            <table:dependency table:id="ct14"/>
            <table:dependency table:id="ct13"/>
            <table:dependency table:id="ct12"/>
            <table:dependency table:id="ct11"/>
            <table:dependency table:id="ct10"/>
            <table:dependency table:id="ct9"/>
            <table:dependency table:id="ct8"/>
            <table:dependency table:id="ct7"/>
          </table:dependencies>
        </table:insertion>
        <table:cell-content-change table:id="ct2" table:acceptance-state="accepted">
          <table:cell-address table:column="25" table:row="1" table:table="0"/>
          <office:change-info>
            <dc:creator> </dc:creator>
            <dc:date>2018-01-22T15:52:58.332000000</dc:date>
          </office:change-info>
          <table:previous>
            <table:change-track-table-cell/>
          </table:previous>
        </table:cell-content-change>
        <table:cell-content-change table:id="ct3" table:acceptance-state="rejected">
          <table:cell-address table:column="2" table:row="50" table:table="0"/>
          <office:change-info>
            <dc:creator> </dc:creator>
            <dc:date>2018-01-22T15:52:58.348000000</dc:date>
          </office:change-info>
          <table:previous>
            <table:change-track-table-cell office:value-type="string">
              <text:p>Together with upbasin: Ids of upstream and corresponding downstream sub-basins</text:p>
            </table:change-track-table-cell>
          </table:previous>
        </table:cell-content-change>
        <table:cell-content-change table:id="ct4" table:acceptance-state="rejected">
          <table:cell-address table:column="2" table:row="200" table:table="0"/>
          <office:change-info>
            <dc:creator> </dc:creator>
            <dc:date>2018-01-22T15:52:58.379000000</dc:date>
          </office:change-info>
          <table:previous>
            <table:change-track-table-cell office:value-type="string">
              <text:p>runoff into the Sub-basins in current timestep</text:p>
            </table:change-track-table-cell>
          </table:previous>
        </table:cell-content-change>
        <table:cell-content-change table:id="ct5" table:acceptance-state="rejected">
          <table:cell-address table:column="5" table:row="200" table:table="0"/>
          <office:change-info>
            <dc:creator> </dc:creator>
            <dc:date>2018-01-22T15:52:58.379000000</dc:date>
          </office:change-info>
          <table:previous>
            <table:change-track-table-cell office:value-type="string">
              <text:p>subasin</text:p>
            </table:change-track-table-cell>
          </table:previous>
        </table:cell-content-change>
        <table:cell-content-change table:id="ct6" table:acceptance-state="rejected">
          <table:cell-address table:column="2" table:row="312" table:table="0"/>
          <office:change-info>
            <dc:creator> </dc:creator>
            <dc:date>2018-01-22T15:52:58.410000000</dc:date>
          </office:change-info>
          <table:previous>
            <table:change-track-table-cell office:value-type="string">
              <text:p>Together with downbasin: Ids of upstream and corresponding downstream sub-basins (shouldnt this always be simply [1..subasin]?)</text:p>
            </table:change-track-table-cell>
          </table:previous>
        </table:cell-content-change>
        <table:cell-content-change table:id="ct7" table:acceptance-state="accepted">
          <table:cell-address table:column="0" table:row="326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2" table:row="326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3" table:row="326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5" table:row="326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11" table:acceptance-state="accepted">
          <table:cell-address table:column="6" table:row="326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12" table:row="326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0" table:row="327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2" table:row="327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3" table:row="327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5" table:row="327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6" table:row="327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18" table:acceptance-state="accepted">
          <table:cell-address table:column="12" table:row="327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19" table:acceptance-state="accepted">
          <table:cell-address table:column="0" table:row="328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2" table:row="328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21" table:acceptance-state="accepted">
          <table:cell-address table:column="3" table:row="328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22" table:acceptance-state="accepted">
          <table:cell-address table:column="5" table:row="328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23" table:acceptance-state="accepted">
          <table:cell-address table:column="6" table:row="328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24" table:acceptance-state="accepted">
          <table:cell-address table:column="12" table:row="328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25" table:acceptance-state="accepted">
          <table:cell-address table:column="0" table:row="329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26" table:acceptance-state="accepted">
          <table:cell-address table:column="2" table:row="329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27" table:acceptance-state="accepted">
          <table:cell-address table:column="3" table:row="329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28" table:acceptance-state="accepted">
          <table:cell-address table:column="5" table:row="329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29" table:acceptance-state="accepted">
          <table:cell-address table:column="6" table:row="329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30" table:acceptance-state="accepted">
          <table:cell-address table:column="12" table:row="329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31" table:acceptance-state="accepted">
          <table:cell-address table:column="0" table:row="330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32" table:acceptance-state="accepted">
          <table:cell-address table:column="2" table:row="330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33" table:acceptance-state="accepted">
          <table:cell-address table:column="3" table:row="330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34" table:acceptance-state="accepted">
          <table:cell-address table:column="5" table:row="330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35" table:acceptance-state="accepted">
          <table:cell-address table:column="6" table:row="330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36" table:acceptance-state="accepted">
          <table:cell-address table:column="12" table:row="330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37" table:acceptance-state="accepted">
          <table:cell-address table:column="0" table:row="331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38" table:acceptance-state="accepted">
          <table:cell-address table:column="2" table:row="331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39" table:acceptance-state="accepted">
          <table:cell-address table:column="3" table:row="331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40" table:acceptance-state="accepted">
          <table:cell-address table:column="5" table:row="331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41" table:acceptance-state="accepted">
          <table:cell-address table:column="6" table:row="331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42" table:acceptance-state="accepted">
          <table:cell-address table:column="12" table:row="331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43" table:acceptance-state="accepted">
          <table:cell-address table:column="0" table:row="332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44" table:acceptance-state="accepted">
          <table:cell-address table:column="2" table:row="332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45" table:acceptance-state="accepted">
          <table:cell-address table:column="3" table:row="332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46" table:acceptance-state="accepted">
          <table:cell-address table:column="5" table:row="332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47" table:acceptance-state="accepted">
          <table:cell-address table:column="6" table:row="332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48" table:acceptance-state="accepted">
          <table:cell-address table:column="12" table:row="332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49" table:acceptance-state="accepted">
          <table:cell-address table:column="0" table:row="333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50" table:acceptance-state="accepted">
          <table:cell-address table:column="2" table:row="333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51" table:acceptance-state="accepted">
          <table:cell-address table:column="3" table:row="333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52" table:acceptance-state="accepted">
          <table:cell-address table:column="5" table:row="333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53" table:acceptance-state="accepted">
          <table:cell-address table:column="6" table:row="333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54" table:acceptance-state="accepted">
          <table:cell-address table:column="12" table:row="333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55" table:acceptance-state="accepted">
          <table:cell-address table:column="0" table:row="334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56" table:acceptance-state="accepted">
          <table:cell-address table:column="2" table:row="334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57" table:acceptance-state="accepted">
          <table:cell-address table:column="3" table:row="334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58" table:acceptance-state="accepted">
          <table:cell-address table:column="5" table:row="334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59" table:acceptance-state="accepted">
          <table:cell-address table:column="6" table:row="334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60" table:acceptance-state="accepted">
          <table:cell-address table:column="12" table:row="334" table:table="0"/>
          <office:change-info>
            <dc:creator> </dc:creator>
            <dc:date>2018-01-22T15:52:58.410000000</dc:date>
          </office:change-info>
          <table:previous>
            <table:change-track-table-cell/>
          </table:previous>
        </table:cell-content-change>
        <table:cell-content-change table:id="ct61" table:acceptance-state="accepted">
          <table:cell-address table:column="0" table:row="33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62" table:acceptance-state="accepted">
          <table:cell-address table:column="2" table:row="33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63" table:acceptance-state="accepted">
          <table:cell-address table:column="3" table:row="33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64" table:acceptance-state="accepted">
          <table:cell-address table:column="5" table:row="33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65" table:acceptance-state="accepted">
          <table:cell-address table:column="6" table:row="33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66" table:acceptance-state="accepted">
          <table:cell-address table:column="12" table:row="33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67" table:acceptance-state="accepted">
          <table:cell-address table:column="0" table:row="336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68" table:acceptance-state="accepted">
          <table:cell-address table:column="2" table:row="336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69" table:acceptance-state="accepted">
          <table:cell-address table:column="3" table:row="336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70" table:acceptance-state="accepted">
          <table:cell-address table:column="5" table:row="336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71" table:acceptance-state="accepted">
          <table:cell-address table:column="6" table:row="336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72" table:acceptance-state="accepted">
          <table:cell-address table:column="12" table:row="336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73" table:acceptance-state="accepted">
          <table:cell-address table:column="0" table:row="337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74" table:acceptance-state="accepted">
          <table:cell-address table:column="2" table:row="337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75" table:acceptance-state="accepted">
          <table:cell-address table:column="3" table:row="337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76" table:acceptance-state="accepted">
          <table:cell-address table:column="5" table:row="337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77" table:acceptance-state="accepted">
          <table:cell-address table:column="6" table:row="337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78" table:acceptance-state="accepted">
          <table:cell-address table:column="12" table:row="337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79" table:acceptance-state="accepted">
          <table:cell-address table:column="0" table:row="338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80" table:acceptance-state="accepted">
          <table:cell-address table:column="2" table:row="338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81" table:acceptance-state="accepted">
          <table:cell-address table:column="3" table:row="338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82" table:acceptance-state="accepted">
          <table:cell-address table:column="5" table:row="338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83" table:acceptance-state="accepted">
          <table:cell-address table:column="6" table:row="338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84" table:acceptance-state="accepted">
          <table:cell-address table:column="12" table:row="338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85" table:acceptance-state="accepted">
          <table:cell-address table:column="0" table:row="339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86" table:acceptance-state="accepted">
          <table:cell-address table:column="2" table:row="339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87" table:acceptance-state="accepted">
          <table:cell-address table:column="3" table:row="339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88" table:acceptance-state="accepted">
          <table:cell-address table:column="5" table:row="339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89" table:acceptance-state="accepted">
          <table:cell-address table:column="6" table:row="339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90" table:acceptance-state="accepted">
          <table:cell-address table:column="12" table:row="339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91" table:acceptance-state="accepted">
          <table:cell-address table:column="0" table:row="340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92" table:acceptance-state="accepted">
          <table:cell-address table:column="2" table:row="340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93" table:acceptance-state="accepted">
          <table:cell-address table:column="3" table:row="340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94" table:acceptance-state="accepted">
          <table:cell-address table:column="5" table:row="340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95" table:acceptance-state="accepted">
          <table:cell-address table:column="6" table:row="340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96" table:acceptance-state="accepted">
          <table:cell-address table:column="12" table:row="340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97" table:acceptance-state="accepted">
          <table:cell-address table:column="0" table:row="341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98" table:acceptance-state="accepted">
          <table:cell-address table:column="2" table:row="341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99" table:acceptance-state="accepted">
          <table:cell-address table:column="3" table:row="341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00" table:acceptance-state="accepted">
          <table:cell-address table:column="5" table:row="341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01" table:acceptance-state="accepted">
          <table:cell-address table:column="6" table:row="341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02" table:acceptance-state="accepted">
          <table:cell-address table:column="12" table:row="341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03" table:acceptance-state="accepted">
          <table:cell-address table:column="0" table:row="342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04" table:acceptance-state="accepted">
          <table:cell-address table:column="2" table:row="342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05" table:acceptance-state="accepted">
          <table:cell-address table:column="3" table:row="342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06" table:acceptance-state="accepted">
          <table:cell-address table:column="5" table:row="342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07" table:acceptance-state="accepted">
          <table:cell-address table:column="6" table:row="342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08" table:acceptance-state="accepted">
          <table:cell-address table:column="12" table:row="342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09" table:acceptance-state="accepted">
          <table:cell-address table:column="0" table:row="343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10" table:acceptance-state="accepted">
          <table:cell-address table:column="2" table:row="343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11" table:acceptance-state="accepted">
          <table:cell-address table:column="3" table:row="343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12" table:acceptance-state="accepted">
          <table:cell-address table:column="5" table:row="343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13" table:acceptance-state="accepted">
          <table:cell-address table:column="6" table:row="343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14" table:acceptance-state="accepted">
          <table:cell-address table:column="12" table:row="343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15" table:acceptance-state="accepted">
          <table:cell-address table:column="0" table:row="344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16" table:acceptance-state="accepted">
          <table:cell-address table:column="2" table:row="344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17" table:acceptance-state="accepted">
          <table:cell-address table:column="3" table:row="344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18" table:acceptance-state="accepted">
          <table:cell-address table:column="5" table:row="344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19" table:acceptance-state="accepted">
          <table:cell-address table:column="6" table:row="344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20" table:acceptance-state="accepted">
          <table:cell-address table:column="25" table:row="344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21" table:acceptance-state="accepted">
          <table:cell-address table:column="0" table:row="34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22" table:acceptance-state="accepted">
          <table:cell-address table:column="2" table:row="34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23" table:acceptance-state="accepted">
          <table:cell-address table:column="3" table:row="34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24" table:acceptance-state="accepted">
          <table:cell-address table:column="5" table:row="34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25" table:acceptance-state="accepted">
          <table:cell-address table:column="6" table:row="34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26" table:acceptance-state="accepted">
          <table:cell-address table:column="25" table:row="34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27" table:acceptance-state="accepted">
          <table:cell-address table:column="0" table:row="346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28" table:acceptance-state="accepted">
          <table:cell-address table:column="2" table:row="346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29" table:acceptance-state="accepted">
          <table:cell-address table:column="3" table:row="346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30" table:acceptance-state="accepted">
          <table:cell-address table:column="5" table:row="346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31" table:acceptance-state="accepted">
          <table:cell-address table:column="6" table:row="346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32" table:acceptance-state="accepted">
          <table:cell-address table:column="12" table:row="346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33" table:acceptance-state="accepted">
          <table:cell-address table:column="0" table:row="347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34" table:acceptance-state="accepted">
          <table:cell-address table:column="2" table:row="347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35" table:acceptance-state="accepted">
          <table:cell-address table:column="3" table:row="347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36" table:acceptance-state="accepted">
          <table:cell-address table:column="5" table:row="347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37" table:acceptance-state="accepted">
          <table:cell-address table:column="6" table:row="347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38" table:acceptance-state="accepted">
          <table:cell-address table:column="12" table:row="347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39" table:acceptance-state="accepted">
          <table:cell-address table:column="0" table:row="348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40" table:acceptance-state="accepted">
          <table:cell-address table:column="2" table:row="348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41" table:acceptance-state="accepted">
          <table:cell-address table:column="3" table:row="348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42" table:acceptance-state="accepted">
          <table:cell-address table:column="5" table:row="348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43" table:acceptance-state="accepted">
          <table:cell-address table:column="6" table:row="348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44" table:acceptance-state="accepted">
          <table:cell-address table:column="12" table:row="348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45" table:acceptance-state="accepted">
          <table:cell-address table:column="0" table:row="349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46" table:acceptance-state="accepted">
          <table:cell-address table:column="2" table:row="349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47" table:acceptance-state="accepted">
          <table:cell-address table:column="3" table:row="349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48" table:acceptance-state="accepted">
          <table:cell-address table:column="5" table:row="349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49" table:acceptance-state="accepted">
          <table:cell-address table:column="6" table:row="349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50" table:acceptance-state="accepted">
          <table:cell-address table:column="12" table:row="349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51" table:acceptance-state="accepted">
          <table:cell-address table:column="0" table:row="350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52" table:acceptance-state="accepted">
          <table:cell-address table:column="2" table:row="350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3" table:row="350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54" table:acceptance-state="accepted">
          <table:cell-address table:column="5" table:row="350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55" table:acceptance-state="accepted">
          <table:cell-address table:column="6" table:row="350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56" table:acceptance-state="accepted">
          <table:cell-address table:column="8" table:row="350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57" table:acceptance-state="accepted">
          <table:cell-address table:column="0" table:row="351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58" table:acceptance-state="accepted">
          <table:cell-address table:column="2" table:row="351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3" table:row="351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5" table:row="351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61" table:acceptance-state="accepted">
          <table:cell-address table:column="6" table:row="351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62" table:acceptance-state="accepted">
          <table:cell-address table:column="8" table:row="351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63" table:acceptance-state="accepted">
          <table:cell-address table:column="0" table:row="352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64" table:acceptance-state="accepted">
          <table:cell-address table:column="2" table:row="352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65" table:acceptance-state="accepted">
          <table:cell-address table:column="3" table:row="352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66" table:acceptance-state="accepted">
          <table:cell-address table:column="5" table:row="352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67" table:acceptance-state="accepted">
          <table:cell-address table:column="6" table:row="352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68" table:acceptance-state="accepted">
          <table:cell-address table:column="8" table:row="352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69" table:acceptance-state="accepted">
          <table:cell-address table:column="0" table:row="353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70" table:acceptance-state="accepted">
          <table:cell-address table:column="2" table:row="353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71" table:acceptance-state="accepted">
          <table:cell-address table:column="3" table:row="353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72" table:acceptance-state="accepted">
          <table:cell-address table:column="5" table:row="353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73" table:acceptance-state="accepted">
          <table:cell-address table:column="6" table:row="353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74" table:acceptance-state="accepted">
          <table:cell-address table:column="8" table:row="353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75" table:acceptance-state="accepted">
          <table:cell-address table:column="0" table:row="354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76" table:acceptance-state="accepted">
          <table:cell-address table:column="2" table:row="354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77" table:acceptance-state="accepted">
          <table:cell-address table:column="3" table:row="354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78" table:acceptance-state="accepted">
          <table:cell-address table:column="5" table:row="354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79" table:acceptance-state="accepted">
          <table:cell-address table:column="6" table:row="354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80" table:acceptance-state="accepted">
          <table:cell-address table:column="8" table:row="354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81" table:acceptance-state="accepted">
          <table:cell-address table:column="0" table:row="35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82" table:acceptance-state="accepted">
          <table:cell-address table:column="2" table:row="35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83" table:acceptance-state="accepted">
          <table:cell-address table:column="3" table:row="35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84" table:acceptance-state="accepted">
          <table:cell-address table:column="5" table:row="35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85" table:acceptance-state="accepted">
          <table:cell-address table:column="6" table:row="35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86" table:acceptance-state="accepted">
          <table:cell-address table:column="8" table:row="35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87" table:acceptance-state="accepted">
          <table:cell-address table:column="0" table:row="356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88" table:acceptance-state="accepted">
          <table:cell-address table:column="2" table:row="356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89" table:acceptance-state="accepted">
          <table:cell-address table:column="3" table:row="356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90" table:acceptance-state="accepted">
          <table:cell-address table:column="5" table:row="356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91" table:acceptance-state="accepted">
          <table:cell-address table:column="6" table:row="356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92" table:acceptance-state="accepted">
          <table:cell-address table:column="8" table:row="356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93" table:acceptance-state="accepted">
          <table:cell-address table:column="0" table:row="357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94" table:acceptance-state="accepted">
          <table:cell-address table:column="2" table:row="357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95" table:acceptance-state="accepted">
          <table:cell-address table:column="3" table:row="357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96" table:acceptance-state="accepted">
          <table:cell-address table:column="5" table:row="357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97" table:acceptance-state="accepted">
          <table:cell-address table:column="6" table:row="357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98" table:acceptance-state="accepted">
          <table:cell-address table:column="8" table:row="357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199" table:acceptance-state="accepted">
          <table:cell-address table:column="0" table:row="358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00" table:acceptance-state="accepted">
          <table:cell-address table:column="2" table:row="358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01" table:acceptance-state="accepted">
          <table:cell-address table:column="3" table:row="358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02" table:acceptance-state="accepted">
          <table:cell-address table:column="5" table:row="358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03" table:acceptance-state="accepted">
          <table:cell-address table:column="6" table:row="358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04" table:acceptance-state="accepted">
          <table:cell-address table:column="8" table:row="358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05" table:acceptance-state="accepted">
          <table:cell-address table:column="0" table:row="359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06" table:acceptance-state="accepted">
          <table:cell-address table:column="2" table:row="359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07" table:acceptance-state="accepted">
          <table:cell-address table:column="3" table:row="359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08" table:acceptance-state="accepted">
          <table:cell-address table:column="5" table:row="359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09" table:acceptance-state="accepted">
          <table:cell-address table:column="6" table:row="359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10" table:acceptance-state="accepted">
          <table:cell-address table:column="8" table:row="359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11" table:acceptance-state="accepted">
          <table:cell-address table:column="0" table:row="360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12" table:acceptance-state="accepted">
          <table:cell-address table:column="2" table:row="360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13" table:acceptance-state="accepted">
          <table:cell-address table:column="3" table:row="360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14" table:acceptance-state="accepted">
          <table:cell-address table:column="5" table:row="360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15" table:acceptance-state="accepted">
          <table:cell-address table:column="6" table:row="360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16" table:acceptance-state="accepted">
          <table:cell-address table:column="8" table:row="360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17" table:acceptance-state="accepted">
          <table:cell-address table:column="0" table:row="361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18" table:acceptance-state="accepted">
          <table:cell-address table:column="2" table:row="361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19" table:acceptance-state="accepted">
          <table:cell-address table:column="3" table:row="361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20" table:acceptance-state="accepted">
          <table:cell-address table:column="5" table:row="361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21" table:acceptance-state="accepted">
          <table:cell-address table:column="6" table:row="361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22" table:acceptance-state="accepted">
          <table:cell-address table:column="8" table:row="361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23" table:acceptance-state="accepted">
          <table:cell-address table:column="0" table:row="362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24" table:acceptance-state="accepted">
          <table:cell-address table:column="2" table:row="362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25" table:acceptance-state="accepted">
          <table:cell-address table:column="3" table:row="362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26" table:acceptance-state="accepted">
          <table:cell-address table:column="5" table:row="362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27" table:acceptance-state="accepted">
          <table:cell-address table:column="6" table:row="362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28" table:acceptance-state="accepted">
          <table:cell-address table:column="8" table:row="362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29" table:acceptance-state="accepted">
          <table:cell-address table:column="0" table:row="363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30" table:acceptance-state="accepted">
          <table:cell-address table:column="2" table:row="363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31" table:acceptance-state="accepted">
          <table:cell-address table:column="3" table:row="363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32" table:acceptance-state="accepted">
          <table:cell-address table:column="5" table:row="363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33" table:acceptance-state="accepted">
          <table:cell-address table:column="6" table:row="363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34" table:acceptance-state="accepted">
          <table:cell-address table:column="8" table:row="363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35" table:acceptance-state="accepted">
          <table:cell-address table:column="0" table:row="364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36" table:acceptance-state="accepted">
          <table:cell-address table:column="2" table:row="364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37" table:acceptance-state="accepted">
          <table:cell-address table:column="3" table:row="364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38" table:acceptance-state="accepted">
          <table:cell-address table:column="5" table:row="364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39" table:acceptance-state="accepted">
          <table:cell-address table:column="6" table:row="364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40" table:acceptance-state="accepted">
          <table:cell-address table:column="8" table:row="364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41" table:acceptance-state="accepted">
          <table:cell-address table:column="0" table:row="36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42" table:acceptance-state="accepted">
          <table:cell-address table:column="2" table:row="36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43" table:acceptance-state="accepted">
          <table:cell-address table:column="3" table:row="36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44" table:acceptance-state="accepted">
          <table:cell-address table:column="5" table:row="36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45" table:acceptance-state="accepted">
          <table:cell-address table:column="6" table:row="36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46" table:acceptance-state="accepted">
          <table:cell-address table:column="8" table:row="36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47" table:acceptance-state="accepted">
          <table:cell-address table:column="0" table:row="366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48" table:acceptance-state="accepted">
          <table:cell-address table:column="2" table:row="366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49" table:acceptance-state="accepted">
          <table:cell-address table:column="3" table:row="366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50" table:acceptance-state="accepted">
          <table:cell-address table:column="5" table:row="366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51" table:acceptance-state="accepted">
          <table:cell-address table:column="6" table:row="366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52" table:acceptance-state="accepted">
          <table:cell-address table:column="8" table:row="366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53" table:acceptance-state="accepted">
          <table:cell-address table:column="0" table:row="367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54" table:acceptance-state="accepted">
          <table:cell-address table:column="2" table:row="367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55" table:acceptance-state="accepted">
          <table:cell-address table:column="3" table:row="367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56" table:acceptance-state="accepted">
          <table:cell-address table:column="5" table:row="367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57" table:acceptance-state="accepted">
          <table:cell-address table:column="6" table:row="367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58" table:acceptance-state="accepted">
          <table:cell-address table:column="8" table:row="367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59" table:acceptance-state="accepted">
          <table:cell-address table:column="0" table:row="368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60" table:acceptance-state="accepted">
          <table:cell-address table:column="2" table:row="368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61" table:acceptance-state="accepted">
          <table:cell-address table:column="3" table:row="368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62" table:acceptance-state="accepted">
          <table:cell-address table:column="5" table:row="368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63" table:acceptance-state="accepted">
          <table:cell-address table:column="6" table:row="368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64" table:acceptance-state="accepted">
          <table:cell-address table:column="8" table:row="368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65" table:acceptance-state="accepted">
          <table:cell-address table:column="0" table:row="369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66" table:acceptance-state="accepted">
          <table:cell-address table:column="2" table:row="369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67" table:acceptance-state="accepted">
          <table:cell-address table:column="3" table:row="369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68" table:acceptance-state="accepted">
          <table:cell-address table:column="5" table:row="369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69" table:acceptance-state="accepted">
          <table:cell-address table:column="6" table:row="369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70" table:acceptance-state="accepted">
          <table:cell-address table:column="8" table:row="369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71" table:acceptance-state="accepted">
          <table:cell-address table:column="0" table:row="370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72" table:acceptance-state="accepted">
          <table:cell-address table:column="2" table:row="370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73" table:acceptance-state="accepted">
          <table:cell-address table:column="3" table:row="370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74" table:acceptance-state="accepted">
          <table:cell-address table:column="5" table:row="370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75" table:acceptance-state="accepted">
          <table:cell-address table:column="6" table:row="370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76" table:acceptance-state="accepted">
          <table:cell-address table:column="8" table:row="370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77" table:acceptance-state="accepted">
          <table:cell-address table:column="0" table:row="371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78" table:acceptance-state="accepted">
          <table:cell-address table:column="2" table:row="371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79" table:acceptance-state="accepted">
          <table:cell-address table:column="3" table:row="371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80" table:acceptance-state="accepted">
          <table:cell-address table:column="5" table:row="371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81" table:acceptance-state="accepted">
          <table:cell-address table:column="6" table:row="371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82" table:acceptance-state="accepted">
          <table:cell-address table:column="8" table:row="371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83" table:acceptance-state="accepted">
          <table:cell-address table:column="0" table:row="372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84" table:acceptance-state="accepted">
          <table:cell-address table:column="2" table:row="372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85" table:acceptance-state="accepted">
          <table:cell-address table:column="3" table:row="372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86" table:acceptance-state="accepted">
          <table:cell-address table:column="5" table:row="372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87" table:acceptance-state="accepted">
          <table:cell-address table:column="6" table:row="372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88" table:acceptance-state="accepted">
          <table:cell-address table:column="8" table:row="372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89" table:acceptance-state="accepted">
          <table:cell-address table:column="0" table:row="373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90" table:acceptance-state="accepted">
          <table:cell-address table:column="2" table:row="373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91" table:acceptance-state="accepted">
          <table:cell-address table:column="3" table:row="373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92" table:acceptance-state="accepted">
          <table:cell-address table:column="5" table:row="373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93" table:acceptance-state="accepted">
          <table:cell-address table:column="6" table:row="373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94" table:acceptance-state="accepted">
          <table:cell-address table:column="9" table:row="373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95" table:acceptance-state="accepted">
          <table:cell-address table:column="0" table:row="374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96" table:acceptance-state="accepted">
          <table:cell-address table:column="2" table:row="374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97" table:acceptance-state="accepted">
          <table:cell-address table:column="3" table:row="374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98" table:acceptance-state="accepted">
          <table:cell-address table:column="5" table:row="374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299" table:acceptance-state="accepted">
          <table:cell-address table:column="6" table:row="374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00" table:acceptance-state="accepted">
          <table:cell-address table:column="9" table:row="374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01" table:acceptance-state="accepted">
          <table:cell-address table:column="0" table:row="37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02" table:acceptance-state="accepted">
          <table:cell-address table:column="2" table:row="37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03" table:acceptance-state="accepted">
          <table:cell-address table:column="3" table:row="37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04" table:acceptance-state="accepted">
          <table:cell-address table:column="5" table:row="37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05" table:acceptance-state="accepted">
          <table:cell-address table:column="6" table:row="37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06" table:acceptance-state="accepted">
          <table:cell-address table:column="8" table:row="37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07" table:acceptance-state="accepted">
          <table:cell-address table:column="0" table:row="376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08" table:acceptance-state="accepted">
          <table:cell-address table:column="2" table:row="376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09" table:acceptance-state="accepted">
          <table:cell-address table:column="3" table:row="376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10" table:acceptance-state="accepted">
          <table:cell-address table:column="5" table:row="376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11" table:acceptance-state="accepted">
          <table:cell-address table:column="6" table:row="376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12" table:acceptance-state="accepted">
          <table:cell-address table:column="8" table:row="376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13" table:acceptance-state="accepted">
          <table:cell-address table:column="0" table:row="377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14" table:acceptance-state="accepted">
          <table:cell-address table:column="2" table:row="377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15" table:acceptance-state="accepted">
          <table:cell-address table:column="3" table:row="377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16" table:acceptance-state="accepted">
          <table:cell-address table:column="5" table:row="377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17" table:acceptance-state="accepted">
          <table:cell-address table:column="6" table:row="377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18" table:acceptance-state="accepted">
          <table:cell-address table:column="8" table:row="377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19" table:acceptance-state="accepted">
          <table:cell-address table:column="0" table:row="378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20" table:acceptance-state="accepted">
          <table:cell-address table:column="2" table:row="378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21" table:acceptance-state="accepted">
          <table:cell-address table:column="3" table:row="378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22" table:acceptance-state="accepted">
          <table:cell-address table:column="5" table:row="378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23" table:acceptance-state="accepted">
          <table:cell-address table:column="6" table:row="378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24" table:acceptance-state="accepted">
          <table:cell-address table:column="8" table:row="378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25" table:acceptance-state="accepted">
          <table:cell-address table:column="0" table:row="379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26" table:acceptance-state="accepted">
          <table:cell-address table:column="2" table:row="379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27" table:acceptance-state="accepted">
          <table:cell-address table:column="3" table:row="379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28" table:acceptance-state="accepted">
          <table:cell-address table:column="5" table:row="379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29" table:acceptance-state="accepted">
          <table:cell-address table:column="6" table:row="379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30" table:acceptance-state="accepted">
          <table:cell-address table:column="8" table:row="379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31" table:acceptance-state="accepted">
          <table:cell-address table:column="0" table:row="380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32" table:acceptance-state="accepted">
          <table:cell-address table:column="2" table:row="380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33" table:acceptance-state="accepted">
          <table:cell-address table:column="3" table:row="380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34" table:acceptance-state="accepted">
          <table:cell-address table:column="5" table:row="380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35" table:acceptance-state="accepted">
          <table:cell-address table:column="6" table:row="380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36" table:acceptance-state="accepted">
          <table:cell-address table:column="8" table:row="380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37" table:acceptance-state="accepted">
          <table:cell-address table:column="0" table:row="381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38" table:acceptance-state="accepted">
          <table:cell-address table:column="2" table:row="381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39" table:acceptance-state="accepted">
          <table:cell-address table:column="3" table:row="381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40" table:acceptance-state="accepted">
          <table:cell-address table:column="5" table:row="381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41" table:acceptance-state="accepted">
          <table:cell-address table:column="6" table:row="381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42" table:acceptance-state="accepted">
          <table:cell-address table:column="8" table:row="381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43" table:acceptance-state="accepted">
          <table:cell-address table:column="0" table:row="382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44" table:acceptance-state="accepted">
          <table:cell-address table:column="2" table:row="382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45" table:acceptance-state="accepted">
          <table:cell-address table:column="3" table:row="382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46" table:acceptance-state="accepted">
          <table:cell-address table:column="5" table:row="382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47" table:acceptance-state="accepted">
          <table:cell-address table:column="6" table:row="382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48" table:acceptance-state="accepted">
          <table:cell-address table:column="8" table:row="382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49" table:acceptance-state="accepted">
          <table:cell-address table:column="0" table:row="383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50" table:acceptance-state="accepted">
          <table:cell-address table:column="2" table:row="383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51" table:acceptance-state="accepted">
          <table:cell-address table:column="3" table:row="383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52" table:acceptance-state="accepted">
          <table:cell-address table:column="5" table:row="383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53" table:acceptance-state="accepted">
          <table:cell-address table:column="6" table:row="383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54" table:acceptance-state="accepted">
          <table:cell-address table:column="8" table:row="383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55" table:acceptance-state="accepted">
          <table:cell-address table:column="0" table:row="384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56" table:acceptance-state="accepted">
          <table:cell-address table:column="2" table:row="384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57" table:acceptance-state="accepted">
          <table:cell-address table:column="3" table:row="384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58" table:acceptance-state="accepted">
          <table:cell-address table:column="5" table:row="384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59" table:acceptance-state="accepted">
          <table:cell-address table:column="6" table:row="384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60" table:acceptance-state="accepted">
          <table:cell-address table:column="8" table:row="384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61" table:acceptance-state="accepted">
          <table:cell-address table:column="0" table:row="38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62" table:acceptance-state="accepted">
          <table:cell-address table:column="2" table:row="38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63" table:acceptance-state="accepted">
          <table:cell-address table:column="3" table:row="38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64" table:acceptance-state="accepted">
          <table:cell-address table:column="5" table:row="38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65" table:acceptance-state="accepted">
          <table:cell-address table:column="6" table:row="38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66" table:acceptance-state="accepted">
          <table:cell-address table:column="8" table:row="385" table:table="0"/>
          <office:change-info>
            <dc:creator> </dc:creator>
            <dc:date>2018-01-22T15:52:58.426000000</dc:date>
          </office:change-info>
          <table:previous>
            <table:change-track-table-cell/>
          </table:previous>
        </table:cell-content-change>
        <table:cell-content-change table:id="ct367" table:acceptance-state="accepted">
          <table:cell-address table:column="0" table:row="386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368" table:acceptance-state="accepted">
          <table:cell-address table:column="2" table:row="386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369" table:acceptance-state="accepted">
          <table:cell-address table:column="3" table:row="386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370" table:acceptance-state="accepted">
          <table:cell-address table:column="5" table:row="386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371" table:acceptance-state="accepted">
          <table:cell-address table:column="6" table:row="386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372" table:acceptance-state="accepted">
          <table:cell-address table:column="8" table:row="386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373" table:acceptance-state="accepted">
          <table:cell-address table:column="0" table:row="387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374" table:acceptance-state="accepted">
          <table:cell-address table:column="2" table:row="387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375" table:acceptance-state="accepted">
          <table:cell-address table:column="3" table:row="387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376" table:acceptance-state="accepted">
          <table:cell-address table:column="5" table:row="387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377" table:acceptance-state="accepted">
          <table:cell-address table:column="6" table:row="387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378" table:acceptance-state="accepted">
          <table:cell-address table:column="0" table:row="388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379" table:acceptance-state="accepted">
          <table:cell-address table:column="2" table:row="388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380" table:acceptance-state="accepted">
          <table:cell-address table:column="3" table:row="388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381" table:acceptance-state="accepted">
          <table:cell-address table:column="5" table:row="388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382" table:acceptance-state="accepted">
          <table:cell-address table:column="6" table:row="388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383" table:acceptance-state="accepted">
          <table:cell-address table:column="0" table:row="389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384" table:acceptance-state="accepted">
          <table:cell-address table:column="2" table:row="389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385" table:acceptance-state="accepted">
          <table:cell-address table:column="3" table:row="389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386" table:acceptance-state="accepted">
          <table:cell-address table:column="5" table:row="389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387" table:acceptance-state="accepted">
          <table:cell-address table:column="6" table:row="389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388" table:acceptance-state="accepted">
          <table:cell-address table:column="0" table:row="390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389" table:acceptance-state="accepted">
          <table:cell-address table:column="2" table:row="390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390" table:acceptance-state="accepted">
          <table:cell-address table:column="3" table:row="390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391" table:acceptance-state="accepted">
          <table:cell-address table:column="5" table:row="390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392" table:acceptance-state="accepted">
          <table:cell-address table:column="6" table:row="390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393" table:acceptance-state="accepted">
          <table:cell-address table:column="0" table:row="391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394" table:acceptance-state="accepted">
          <table:cell-address table:column="2" table:row="391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395" table:acceptance-state="accepted">
          <table:cell-address table:column="3" table:row="391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396" table:acceptance-state="accepted">
          <table:cell-address table:column="5" table:row="391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397" table:acceptance-state="accepted">
          <table:cell-address table:column="6" table:row="391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398" table:acceptance-state="accepted">
          <table:cell-address table:column="0" table:row="392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399" table:acceptance-state="accepted">
          <table:cell-address table:column="2" table:row="392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00" table:acceptance-state="accepted">
          <table:cell-address table:column="3" table:row="392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01" table:acceptance-state="accepted">
          <table:cell-address table:column="5" table:row="392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02" table:acceptance-state="accepted">
          <table:cell-address table:column="6" table:row="392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03" table:acceptance-state="accepted">
          <table:cell-address table:column="0" table:row="393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04" table:acceptance-state="accepted">
          <table:cell-address table:column="2" table:row="393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05" table:acceptance-state="accepted">
          <table:cell-address table:column="3" table:row="393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06" table:acceptance-state="accepted">
          <table:cell-address table:column="6" table:row="393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07" table:acceptance-state="accepted">
          <table:cell-address table:column="0" table:row="394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08" table:acceptance-state="accepted">
          <table:cell-address table:column="2" table:row="394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09" table:acceptance-state="accepted">
          <table:cell-address table:column="3" table:row="394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10" table:acceptance-state="accepted">
          <table:cell-address table:column="5" table:row="394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11" table:acceptance-state="accepted">
          <table:cell-address table:column="6" table:row="394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12" table:acceptance-state="accepted">
          <table:cell-address table:column="0" table:row="395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13" table:acceptance-state="accepted">
          <table:cell-address table:column="2" table:row="395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14" table:acceptance-state="accepted">
          <table:cell-address table:column="3" table:row="395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15" table:acceptance-state="accepted">
          <table:cell-address table:column="5" table:row="395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16" table:acceptance-state="accepted">
          <table:cell-address table:column="6" table:row="395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17" table:acceptance-state="accepted">
          <table:cell-address table:column="0" table:row="396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18" table:acceptance-state="accepted">
          <table:cell-address table:column="2" table:row="396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19" table:acceptance-state="accepted">
          <table:cell-address table:column="3" table:row="396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20" table:acceptance-state="accepted">
          <table:cell-address table:column="5" table:row="396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21" table:acceptance-state="accepted">
          <table:cell-address table:column="6" table:row="396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22" table:acceptance-state="accepted">
          <table:cell-address table:column="0" table:row="397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23" table:acceptance-state="accepted">
          <table:cell-address table:column="2" table:row="397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24" table:acceptance-state="accepted">
          <table:cell-address table:column="3" table:row="397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25" table:acceptance-state="accepted">
          <table:cell-address table:column="5" table:row="397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26" table:acceptance-state="accepted">
          <table:cell-address table:column="6" table:row="397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27" table:acceptance-state="accepted">
          <table:cell-address table:column="0" table:row="398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28" table:acceptance-state="accepted">
          <table:cell-address table:column="2" table:row="398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29" table:acceptance-state="accepted">
          <table:cell-address table:column="3" table:row="398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30" table:acceptance-state="accepted">
          <table:cell-address table:column="5" table:row="398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31" table:acceptance-state="accepted">
          <table:cell-address table:column="6" table:row="398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32" table:acceptance-state="accepted">
          <table:cell-address table:column="0" table:row="399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33" table:acceptance-state="accepted">
          <table:cell-address table:column="2" table:row="399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34" table:acceptance-state="accepted">
          <table:cell-address table:column="3" table:row="399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35" table:acceptance-state="accepted">
          <table:cell-address table:column="5" table:row="399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36" table:acceptance-state="accepted">
          <table:cell-address table:column="6" table:row="399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37" table:acceptance-state="accepted">
          <table:cell-address table:column="0" table:row="400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38" table:acceptance-state="accepted">
          <table:cell-address table:column="2" table:row="400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39" table:acceptance-state="accepted">
          <table:cell-address table:column="3" table:row="400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40" table:acceptance-state="accepted">
          <table:cell-address table:column="5" table:row="400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41" table:acceptance-state="accepted">
          <table:cell-address table:column="6" table:row="400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42" table:acceptance-state="accepted">
          <table:cell-address table:column="0" table:row="401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43" table:acceptance-state="accepted">
          <table:cell-address table:column="2" table:row="401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44" table:acceptance-state="accepted">
          <table:cell-address table:column="3" table:row="401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45" table:acceptance-state="accepted">
          <table:cell-address table:column="5" table:row="401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46" table:acceptance-state="accepted">
          <table:cell-address table:column="6" table:row="401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47" table:acceptance-state="accepted">
          <table:cell-address table:column="0" table:row="402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48" table:acceptance-state="accepted">
          <table:cell-address table:column="2" table:row="402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49" table:acceptance-state="accepted">
          <table:cell-address table:column="3" table:row="402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50" table:acceptance-state="accepted">
          <table:cell-address table:column="5" table:row="402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51" table:acceptance-state="accepted">
          <table:cell-address table:column="6" table:row="402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52" table:acceptance-state="accepted">
          <table:cell-address table:column="0" table:row="403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53" table:acceptance-state="accepted">
          <table:cell-address table:column="2" table:row="403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54" table:acceptance-state="accepted">
          <table:cell-address table:column="3" table:row="403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55" table:acceptance-state="accepted">
          <table:cell-address table:column="5" table:row="403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56" table:acceptance-state="accepted">
          <table:cell-address table:column="6" table:row="403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57" table:acceptance-state="accepted">
          <table:cell-address table:column="0" table:row="404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58" table:acceptance-state="accepted">
          <table:cell-address table:column="2" table:row="404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59" table:acceptance-state="accepted">
          <table:cell-address table:column="3" table:row="404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60" table:acceptance-state="accepted">
          <table:cell-address table:column="5" table:row="404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61" table:acceptance-state="accepted">
          <table:cell-address table:column="6" table:row="404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62" table:acceptance-state="accepted">
          <table:cell-address table:column="0" table:row="405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63" table:acceptance-state="accepted">
          <table:cell-address table:column="2" table:row="405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64" table:acceptance-state="accepted">
          <table:cell-address table:column="3" table:row="405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65" table:acceptance-state="accepted">
          <table:cell-address table:column="5" table:row="405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66" table:acceptance-state="accepted">
          <table:cell-address table:column="6" table:row="405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67" table:acceptance-state="accepted">
          <table:cell-address table:column="0" table:row="406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68" table:acceptance-state="accepted">
          <table:cell-address table:column="2" table:row="406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69" table:acceptance-state="accepted">
          <table:cell-address table:column="3" table:row="406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70" table:acceptance-state="accepted">
          <table:cell-address table:column="5" table:row="406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71" table:acceptance-state="accepted">
          <table:cell-address table:column="6" table:row="406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72" table:acceptance-state="accepted">
          <table:cell-address table:column="0" table:row="407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73" table:acceptance-state="accepted">
          <table:cell-address table:column="2" table:row="407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74" table:acceptance-state="accepted">
          <table:cell-address table:column="3" table:row="407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75" table:acceptance-state="accepted">
          <table:cell-address table:column="5" table:row="407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76" table:acceptance-state="accepted">
          <table:cell-address table:column="6" table:row="407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77" table:acceptance-state="accepted">
          <table:cell-address table:column="0" table:row="408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78" table:acceptance-state="accepted">
          <table:cell-address table:column="2" table:row="408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79" table:acceptance-state="accepted">
          <table:cell-address table:column="3" table:row="408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80" table:acceptance-state="accepted">
          <table:cell-address table:column="5" table:row="408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81" table:acceptance-state="accepted">
          <table:cell-address table:column="6" table:row="408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82" table:acceptance-state="accepted">
          <table:cell-address table:column="0" table:row="409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83" table:acceptance-state="accepted">
          <table:cell-address table:column="2" table:row="409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84" table:acceptance-state="accepted">
          <table:cell-address table:column="3" table:row="409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85" table:acceptance-state="accepted">
          <table:cell-address table:column="5" table:row="409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86" table:acceptance-state="accepted">
          <table:cell-address table:column="6" table:row="409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87" table:acceptance-state="accepted">
          <table:cell-address table:column="0" table:row="410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88" table:acceptance-state="accepted">
          <table:cell-address table:column="2" table:row="410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89" table:acceptance-state="accepted">
          <table:cell-address table:column="3" table:row="410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90" table:acceptance-state="accepted">
          <table:cell-address table:column="5" table:row="410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91" table:acceptance-state="accepted">
          <table:cell-address table:column="6" table:row="410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92" table:acceptance-state="accepted">
          <table:cell-address table:column="0" table:row="411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93" table:acceptance-state="accepted">
          <table:cell-address table:column="2" table:row="411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94" table:acceptance-state="accepted">
          <table:cell-address table:column="3" table:row="411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95" table:acceptance-state="accepted">
          <table:cell-address table:column="5" table:row="411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96" table:acceptance-state="accepted">
          <table:cell-address table:column="6" table:row="411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97" table:acceptance-state="accepted">
          <table:cell-address table:column="0" table:row="412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98" table:acceptance-state="accepted">
          <table:cell-address table:column="2" table:row="412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499" table:acceptance-state="accepted">
          <table:cell-address table:column="3" table:row="412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00" table:acceptance-state="accepted">
          <table:cell-address table:column="5" table:row="412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01" table:acceptance-state="accepted">
          <table:cell-address table:column="6" table:row="412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02" table:acceptance-state="accepted">
          <table:cell-address table:column="0" table:row="413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03" table:acceptance-state="accepted">
          <table:cell-address table:column="2" table:row="413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04" table:acceptance-state="accepted">
          <table:cell-address table:column="3" table:row="413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05" table:acceptance-state="accepted">
          <table:cell-address table:column="5" table:row="413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06" table:acceptance-state="accepted">
          <table:cell-address table:column="6" table:row="413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07" table:acceptance-state="accepted">
          <table:cell-address table:column="0" table:row="414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08" table:acceptance-state="accepted">
          <table:cell-address table:column="2" table:row="414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09" table:acceptance-state="accepted">
          <table:cell-address table:column="3" table:row="414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10" table:acceptance-state="accepted">
          <table:cell-address table:column="5" table:row="414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11" table:acceptance-state="accepted">
          <table:cell-address table:column="6" table:row="414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12" table:acceptance-state="accepted">
          <table:cell-address table:column="0" table:row="415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13" table:acceptance-state="accepted">
          <table:cell-address table:column="2" table:row="415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14" table:acceptance-state="accepted">
          <table:cell-address table:column="3" table:row="415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15" table:acceptance-state="accepted">
          <table:cell-address table:column="5" table:row="415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16" table:acceptance-state="accepted">
          <table:cell-address table:column="6" table:row="415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17" table:acceptance-state="accepted">
          <table:cell-address table:column="0" table:row="416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18" table:acceptance-state="accepted">
          <table:cell-address table:column="2" table:row="416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19" table:acceptance-state="accepted">
          <table:cell-address table:column="3" table:row="416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20" table:acceptance-state="accepted">
          <table:cell-address table:column="5" table:row="416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21" table:acceptance-state="accepted">
          <table:cell-address table:column="6" table:row="416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22" table:acceptance-state="accepted">
          <table:cell-address table:column="0" table:row="417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23" table:acceptance-state="accepted">
          <table:cell-address table:column="2" table:row="417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24" table:acceptance-state="accepted">
          <table:cell-address table:column="3" table:row="417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25" table:acceptance-state="accepted">
          <table:cell-address table:column="5" table:row="417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26" table:acceptance-state="accepted">
          <table:cell-address table:column="6" table:row="417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27" table:acceptance-state="accepted">
          <table:cell-address table:column="0" table:row="418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28" table:acceptance-state="accepted">
          <table:cell-address table:column="2" table:row="418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29" table:acceptance-state="accepted">
          <table:cell-address table:column="3" table:row="418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30" table:acceptance-state="accepted">
          <table:cell-address table:column="5" table:row="418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31" table:acceptance-state="accepted">
          <table:cell-address table:column="6" table:row="418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32" table:acceptance-state="accepted">
          <table:cell-address table:column="8" table:row="418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33" table:acceptance-state="accepted">
          <table:cell-address table:column="0" table:row="419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34" table:acceptance-state="accepted">
          <table:cell-address table:column="2" table:row="419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35" table:acceptance-state="accepted">
          <table:cell-address table:column="3" table:row="419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36" table:acceptance-state="accepted">
          <table:cell-address table:column="5" table:row="419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37" table:acceptance-state="accepted">
          <table:cell-address table:column="6" table:row="419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38" table:acceptance-state="accepted">
          <table:cell-address table:column="8" table:row="419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39" table:acceptance-state="accepted">
          <table:cell-address table:column="0" table:row="420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40" table:acceptance-state="accepted">
          <table:cell-address table:column="2" table:row="420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41" table:acceptance-state="accepted">
          <table:cell-address table:column="3" table:row="420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42" table:acceptance-state="accepted">
          <table:cell-address table:column="5" table:row="420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43" table:acceptance-state="accepted">
          <table:cell-address table:column="6" table:row="420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44" table:acceptance-state="accepted">
          <table:cell-address table:column="8" table:row="420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45" table:acceptance-state="accepted">
          <table:cell-address table:column="0" table:row="421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46" table:acceptance-state="accepted">
          <table:cell-address table:column="2" table:row="421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47" table:acceptance-state="accepted">
          <table:cell-address table:column="3" table:row="421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48" table:acceptance-state="accepted">
          <table:cell-address table:column="5" table:row="421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49" table:acceptance-state="accepted">
          <table:cell-address table:column="6" table:row="421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50" table:acceptance-state="accepted">
          <table:cell-address table:column="8" table:row="421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51" table:acceptance-state="accepted">
          <table:cell-address table:column="0" table:row="422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52" table:acceptance-state="accepted">
          <table:cell-address table:column="2" table:row="422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53" table:acceptance-state="accepted">
          <table:cell-address table:column="3" table:row="422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54" table:acceptance-state="accepted">
          <table:cell-address table:column="5" table:row="422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55" table:acceptance-state="accepted">
          <table:cell-address table:column="6" table:row="422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56" table:acceptance-state="accepted">
          <table:cell-address table:column="8" table:row="422" table:table="0"/>
          <office:change-info>
            <dc:creator> </dc:creator>
            <dc:date>2018-01-22T15:52:58.442000000</dc:date>
          </office:change-info>
          <table:previous>
            <table:change-track-table-cell/>
          </table:previous>
        </table:cell-content-change>
        <table:cell-content-change table:id="ct557" table:acceptance-state="accepted" table:rejecting-change-id="ct3">
          <table:cell-address table:column="2" table:row="50" table:table="0"/>
          <office:change-info>
            <dc:creator> </dc:creator>
            <dc:date>2018-01-22T15:54:27.503000000</dc:date>
          </office:change-info>
          <table:previous table:id="ct3">
            <table:change-track-table-cell office:value-type="string">
              <text:p>MAP ID of downstream sub-basin (MAP IDs)</text:p>
            </table:change-track-table-cell>
          </table:previous>
        </table:cell-content-change>
        <table:cell-content-change table:id="ct558" table:acceptance-state="accepted" table:rejecting-change-id="ct4">
          <table:cell-address table:column="2" table:row="200" table:table="0"/>
          <office:change-info>
            <dc:creator> </dc:creator>
            <dc:date>2018-01-22T15:54:56.538000000</dc:date>
          </office:change-info>
          <table:previous table:id="ct4">
            <table:change-track-table-cell office:value-type="string">
              <text:p>runoff into the Sub-basins</text:p>
            </table:change-track-table-cell>
          </table:previous>
        </table:cell-content-change>
        <table:cell-content-change table:id="ct559" table:acceptance-state="accepted" table:rejecting-change-id="ct5">
          <table:cell-address table:column="5" table:row="200" table:table="0"/>
          <office:change-info>
            <dc:creator> </dc:creator>
            <dc:date>2018-01-22T15:56:14.946000000</dc:date>
          </office:change-info>
          <table:previous table:id="ct5">
            <table:change-track-table-cell office:value-type="string">
              <text:p>[variable],subasin</text:p>
            </table:change-track-table-cell>
          </table:previous>
        </table:cell-content-change>
        <table:cell-content-change table:id="ct560" table:acceptance-state="accepted" table:rejecting-change-id="ct6">
          <table:cell-address table:column="2" table:row="312" table:table="0"/>
          <office:change-info>
            <dc:creator> </dc:creator>
            <dc:date>2018-01-22T15:56:24.654000000</dc:date>
          </office:change-info>
          <table:previous table:id="ct6">
            <table:change-track-table-cell office:value-type="string">
              <text:p>MAP ID of upstream sub-basin (MAP IDs)</text:p>
            </table:change-track-table-cell>
          </table:previous>
        </table:cell-content-change>
      </table:tracked-changes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visibility="collapse" table:default-cell-style-name="ce14"/>
        <table:table-column table:style-name="co9" table:number-columns-repeated="16" table:default-cell-style-name="Default"/>
        <table:table-column table:style-name="co11" table:number-columns-repeated="2" table:default-cell-style-name="Default"/>
        <table:table-row table:style-name="ro2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6"/>
        </table:table-row>
        <table:table-row table:style-name="ro2">
          <table:table-cell table:style-name="ce1"/>
          <table:table-cell table:style-name="ce6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5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  <table:table-cell office:value-type="string" calcext:value-type="string">
            <text:p>snow_h.f90</text:p>
          </table:table-cell>
        </table:table-row>
        <table:table-row table:style-name="ro2">
          <table:table-cell table:style-name="ce2" office:value-type="string" calcext:value-type="string">
            <text:p>a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9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b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3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3"/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/>
          <table:table-cell table:number-columns-repeated="19"/>
        </table:table-row>
        <table:table-row table:style-name="ro2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_evap</text:p>
          </table:table-cell>
          <table:table-cell table:style-name="ce4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 table:style-name="ce4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ercept</text:p>
          </table:table-cell>
          <table:table-cell/>
          <table:table-cell table:style-name="ce4" office:value-type="string" calcext:value-type="string">
            <text:p>interception storage of each SC in each TC (mm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4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2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2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4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4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use_lu</text:p>
          </table:table-cell>
          <table:table-cell/>
          <table:table-cell table:style-name="ce7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use_subbas</text:p>
          </table:table-cell>
          <table:table-cell/>
          <table:table-cell table:style-name="ce7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use_tc</text:p>
          </table:table-cell>
          <table:table-cell/>
          <table:table-cell table:style-name="ce7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msk_k</text:p>
          </table:table-cell>
          <table:table-cell/>
          <table:table-cell table:style-name="ce3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msk_x</text:p>
          </table:table-cell>
          <table:table-cell/>
          <table:table-cell table:style-name="ce3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3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4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4" office:value-type="string" calcext:value-type="string">
            <text:p>number of soils / SVCs in each instance of Subbas/LU/TC-combination (indexed by TC-instance)</text:p>
          </table:table-cell>
          <table:table-cell table:style-name="ce4" office:value-type="string" calcext:value-type="string">
            <text:p>Count</text:p>
          </table:table-cell>
          <table:table-cell table:style-name="ce4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7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7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rf_out</text:p>
          </table:table-cell>
          <table:table-cell/>
          <table:table-cell table:style-name="ce3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4" office:value-type="string" calcext:value-type="string">
            <text:p>surface runoff towards lower TC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 in current timestep</text:p>
          </table:table-cell>
          <table:table-cell table:style-name="ce7" office:value-type="string" calcext:value-type="string">
            <text:p>[m**3/s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5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7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sediment</text:p>
          </table:table-cell>
          <table:table-cell/>
          <table:table-cell table:style-name="ce3" office:value-type="string" calcext:value-type="string">
            <text:p>daily total sediment output</text:p>
          </table:table-cell>
          <table:table-cell table:style-name="ce3" office:value-type="string" calcext:value-type="string">
            <text:p>tons/day?</text:p>
          </table:table-cell>
          <table:table-cell/>
          <table:table-cell table:style-name="ce2" office:value-type="string" calcext:value-type="string">
            <text:p>372,subasin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3" office:value-type="string" calcext:value-type="string">
            <text:p>total sediment leaving reach (sum of all size classes</text:p>
          </table:table-cell>
          <table:table-cell table:style-name="ce3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table:style-name="ce3" office:value-type="string" calcext:value-type="string">
            <text:p>r_cover</text:p>
          </table:table-cell>
          <table:table-cell/>
          <table:table-cell table:style-name="ce3" office:value-type="string" calcext:value-type="string">
            <text:p>channel cover factor</text:p>
          </table:table-cell>
          <table:table-cell table:style-name="ce7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_efactor</text:p>
          </table:table-cell>
          <table:table-cell/>
          <table:table-cell table:style-name="ce3" office:value-type="string" calcext:value-type="string">
            <text:p>channel erodibility factor (0.0-1.0)</text:p>
          </table:table-cell>
          <table:table-cell table:style-name="ce7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r_sediment_storage</text:p>
          </table:table-cell>
          <table:table-cell/>
          <table:table-cell table:style-name="ce3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river_sediment_storage</text:p>
          </table:table-cell>
          <table:table-cell/>
          <table:table-cell table:style-name="ce3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riverbed_storage</text:p>
          </table:table-cell>
          <table:table-cell/>
          <table:table-cell table:style-name="ce3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sed_storage</text:p>
          </table:table-cell>
          <table:table-cell/>
          <table:table-cell table:style-name="ce3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1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3" office:value-type="string" calcext:value-type="string">
            <text:p>0.0001-0.01</text:p>
          </table:table-cell>
          <table:table-cell table:number-columns-repeated="22"/>
        </table:table-row>
        <table:table-row table:style-name="ro2">
          <table:table-cell table:style-name="ce3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3" office:value-type="string" calcext:value-type="string">
            <text:p>1.0-1.5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7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7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svc_coarse_fac</text:p>
          </table:table-cell>
          <table:table-cell/>
          <table:table-cell table:style-name="ce3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svc_coarse_fac_day</text:p>
          </table:table-cell>
          <table:table-cell/>
          <table:table-cell table:style-name="ce3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4" office:value-type="string" calcext:value-type="string">
            <text:p>km**2</text:p>
          </table:table-cell>
          <table:table-cell table:number-columns-repeated="2"/>
          <table:table-cell table:number-columns-repeated="2"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tcintc</text:p>
          </table:table-cell>
          <table:table-cell table:style-name="ce4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lai</text:p>
          </table:table-cell>
          <table:table-cell/>
          <table:table-cell table:style-name="ce4" office:value-type="string" calcext:value-type="string">
            <text:p>Current LAI of TC</text:p>
          </table:table-cell>
          <table:table-cell table:style-name="ce4"/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9"/>
        </table:table-row>
        <table:table-row table:style-name="ro2">
          <table:table-cell table:style-name="ce3" office:value-type="string" calcext:value-type="string">
            <text:p>volume</text:p>
          </table:table-cell>
          <table:table-cell/>
          <table:table-cell table:style-name="ce3" office:value-type="string" calcext:value-type="string">
            <text:p>water in reach during time step</text:p>
          </table:table-cell>
          <table:table-cell table:style-name="ce3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atbal </text:p>
          </table:table-cell>
          <table:table-cell/>
          <table:table-cell table:style-name="ce4" office:value-type="string" calcext:value-type="string">
            <text:p>checks water balance of TC for each timestep </text:p>
          </table:table-cell>
          <table:table-cell table:style-name="ce4"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7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7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20"/>
        </table:table-row>
        <table:table-row table:style-name="ro2">
          <table:table-cell table:style-name="ce5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maxlake</text:p>
          </table:table-cell>
          <table:table-cell/>
          <table:table-cell table:style-name="ce8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subasin,5</text:p>
          </table:table-cell>
          <table:table-cell table:number-columns-repeated="20"/>
        </table:table-row>
        <table:table-row table:style-name="ro2">
          <table:table-cell table:style-name="ce5" office:value-type="string" calcext:value-type="string">
            <text:p>lake_vol0_factor</text:p>
          </table:table-cell>
          <table:table-cell/>
          <table:table-cell table:style-name="ce8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of referenceInterval/time step (seconds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t,lon</text:p>
          </table:table-cell>
          <table:table-cell/>
          <table:table-cell office:value-type="string" calcext:value-type="string">
            <text:p>Latitude / Longitude of centre of study area (transformend from degree to rad during read in)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adiation_tc</text:p>
          </table:table-cell>
          <table:table-cell/>
          <table:table-cell office:value-type="string" calcext:value-type="string">
            <text:p>hourly radiation for current TC corrected for slope and aspect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temperature_tc</text:p>
          </table:table-cell>
          <table:table-cell/>
          <table:table-cell office:value-type="string" calcext:value-type="string">
            <text:p>hourly temperature from daily temperature for current TC modified according to altitude with simple daily dynamic</text:p>
          </table:table-cell>
          <table:table-cell office:value-type="string" calcext:value-type="string">
            <text:p>°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tempLaps</text:p>
          </table:table-cell>
          <table:table-cell/>
          <table:table-cell office:value-type="string" calcext:value-type="string">
            <text:p>Temperature lapse rate for modification depending on elevation of TC</text:p>
          </table:table-cell>
          <table:table-cell office:value-type="string" calcext:value-type="string">
            <text:p>°C/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mpAmplitude</text:p>
          </table:table-cell>
          <table:table-cell/>
          <table:table-cell office:value-type="string" calcext:value-type="string">
            <text:p>Temperature amplitude to simulate daily cyc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mpMaxOffset</text:p>
          </table:table-cell>
          <table:table-cell/>
          <table:table-cell office:value-type="string" calcext:value-type="string">
            <text:p>Offset of daily temperature maximum from 12:0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nowFracThresh</text:p>
          </table:table-cell>
          <table:table-cell/>
          <table:table-cell office:value-type="string" calcext:value-type="string">
            <text:p>Threshold to determine when TC snow covere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Albedo snow cover 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iMod</text:p>
          </table:table-cell>
          <table:table-cell/>
          <table:table-cell office:value-type="string" calcext:value-type="string">
            <text:p>Radiation signal corrected for aspect and slop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eraMod</text:p>
          </table:table-cell>
          <table:table-cell/>
          <table:table-cell office:value-type="string" calcext:value-type="string">
            <text:p>Height-modified temperature signa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to mean subbas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 into snow cover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adi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era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loud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rf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iqu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Pre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ub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Flow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S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oi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ipSumMM</text:p>
          </table:table-cell>
          <table:table-cell/>
          <table:table-cell office:value-type="string" calcext:value-type="string">
            <text:p>Precipitation sum (mm/referenceInterval) input snow cov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hortRad</text:p>
          </table:table-cell>
          <table:table-cell/>
          <table:table-cell office:value-type="string" calcext:value-type="string">
            <text:p>Incoming short wave radiation snow cover current time step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empAir</text:p>
          </table:table-cell>
          <table:table-cell/>
          <table:table-cell office:value-type="string" calcext:value-type="string">
            <text:p>Air temperature current time step snow cover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ssAir</text:p>
          </table:table-cell>
          <table:table-cell/>
          <table:table-cell office:value-type="string" calcext:value-type="string">
            <text:p>Air pressure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lHumid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indSpeed</text:p>
          </table:table-cell>
          <table:table-cell/>
          <table:table-cell office:value-type="string" calcext:value-type="string">
            <text:p>Wind speed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loudCoverage</text:p>
          </table:table-cell>
          <table:table-cell/>
          <table:table-cell office:value-type="string" calcext:value-type="string">
            <text:p>Cloud cover (0 = clear sky, 1 = fully covered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EnergyContent</text:p>
          </table:table-cell>
          <table:table-cell/>
          <table:table-cell office:value-type="string" calcext:value-type="string">
            <text:p>Snow energy content of previous time step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WaterEquivalent</text:p>
          </table:table-cell>
          <table:table-cell/>
          <table:table-cell office:value-type="string" calcext:value-type="string">
            <text:p>Snow water equivalent of previous time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Albedo snow previous time step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EnergyCont_new</text:p>
          </table:table-cell>
          <table:table-cell/>
          <table:table-cell office:value-type="string" calcext:value-type="string">
            <text:p>Snow energy content new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WaterEquiv_new</text:p>
          </table:table-cell>
          <table:table-cell/>
          <table:table-cell office:value-type="string" calcext:value-type="string">
            <text:p>Snow water equivalent new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lbedo_new</text:p>
          </table:table-cell>
          <table:table-cell/>
          <table:table-cell office:value-type="string" calcext:value-type="string">
            <text:p>Albedo n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Cov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ipModif</text:p>
          </table:table-cell>
          <table:table-cell/>
          <table:table-cell office:value-type="string" calcext:value-type="string">
            <text:p>Precipitation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 fraction caclulated based on radiation [-] (collect for debugging purposes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Results</text:p>
          </table:table-cell>
          <table:table-cell/>
          <table:table-cell office:value-type="string" calcext:value-type="string">
            <text:p>array to collect results of calculations snow comput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EMP_MEAN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EMP_SURF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IQU_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M_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M_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M_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oi_f_prec</text:p>
          </table:table-cell>
          <table:table-cell/>
          <table:table-cell office:value-type="string" calcext:value-type="string">
            <text:p>Conversion of precipita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oi_f_subl</text:p>
          </table:table-cell>
          <table:table-cell/>
          <table:table-cell office:value-type="string" calcext:value-type="string">
            <text:p>Conversion of sublimat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oi_f_flow</text:p>
          </table:table-cell>
          <table:table-cell/>
          <table:table-cell office:value-type="string" calcext:value-type="string">
            <text:p>Conversion of meltwater loss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te_G_alb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current time step potentially modified in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 of current time step potentially modified in snow modu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iation</text:p>
          </table:table-cell>
          <table:table-cell/>
          <table:table-cell office:value-type="string" calcext:value-type="string">
            <text:p>radiation of current time step potentially modified in snow modul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iness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irPress</text:p>
          </table:table-cell>
          <table:table-cell/>
          <table:table-cell office:value-type="string" calcext:value-type="string">
            <text:p>Air pressure of current time step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 table:number-rows-repeated="31585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Tabelle2" table:style-name="ta1" table:print="false">
        <table:table-column table:style-name="co9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3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.00.0000</text:date>, <text:time style:data-style-name="N2" text:time-value="16:51:32.92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meta:creation-date>2005-06-23T12:25:26</meta:creation-date>
    <dc:date>2018-01-22T16:58:32.816000000</dc:date>
    <meta:editing-cycles>241</meta:editing-cycles>
    <meta:editing-duration>P12DT59M27S</meta:editing-duration>
    <meta:document-statistic meta:table-count="3" meta:cell-count="2441" meta:object-count="0"/>
    <meta:user-defined meta:name="Info 1"/>
    <meta:user-defined meta:name="Info 2"/>
    <meta:user-defined meta:name="Info 3"/>
    <meta:user-defined meta:name="Info 4"/>
  </office:meta>
</office:document-meta>
</file>